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fo:border="thin solid #000000" style:vertical-align="middle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FFFFF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4" style:family="table-cell" style:parent-style-name="Default" style:data-style-name="N0">
      <style:table-cell-properties fo:border="thin solid #000000" style:vertical-align="middle"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/>
    </style:style>
    <style:style style:name="ce16" style:family="table-cell" style:parent-style-name="Default" style:data-style-name="N0">
      <style:table-cell-properties fo:border="thin solid #000000" style:vertical-align="middle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21" style:family="table-cell" style:parent-style-name="Default" style:data-style-name="N0">
      <style:table-cell-properties style:vertical-align="middle" fo:wrap-option="wrap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4.208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8.069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0.2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51pt" style:use-optimal-row-height="true" fo:break-before="auto"/>
    </style:style>
    <style:style style:name="ro11" style:family="table-row">
      <style:table-row-properties style:row-height="76.5pt" style:use-optimal-row-height="tru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63.75pt" style:use-optimal-row-height="false" fo:break-before="auto"/>
    </style:style>
    <style:style style:name="ro15" style:family="table-row">
      <style:table-row-properties style:row-height="153pt" style:use-optimal-row-height="true" fo:break-before="auto"/>
    </style:style>
    <style:style style:name="ro16" style:family="table-row">
      <style:table-row-properties style:row-height="165.75pt" style:use-optimal-row-height="true" fo:break-before="auto"/>
    </style:style>
    <style:style style:name="ro17" style:family="table-row">
      <style:table-row-properties style:row-height="102pt" style:use-optimal-row-height="true" fo:break-before="auto"/>
    </style:style>
    <style:style style:name="ro18" style:family="table-row">
      <style:table-row-properties style:row-height="114.75pt" style:use-optimal-row-height="true" fo:break-before="auto"/>
    </style:style>
    <style:style style:name="ro19" style:family="table-row">
      <style:table-row-properties style:row-height="12.75pt" style:use-optimal-row-height="false" fo:break-before="auto"/>
    </style:style>
    <style:style style:name="ro20" style:family="table-row">
      <style:table-row-properties style:row-height="74.25pt" style:use-optimal-row-height="false" fo:break-before="auto"/>
    </style:style>
    <style:style style:name="ro21" style:family="table-row">
      <style:table-row-properties style:row-height="204pt" style:use-optimal-row-height="true" fo:break-before="auto"/>
    </style:style>
    <style:style style:name="ro22" style:family="table-row">
      <style:table-row-properties style:row-height="19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8_-_Rurai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28">
            <text:p>Dicionário de variáveis da pesquisa TIC Educação 2018</text:p>
            <text:p>Microdados referentes a unidade de análise Escolas Rurai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Tamanho</text:p>
          </table:table-cell>
          <table:table-cell office:value-type="string" table:style-name="ce10">
            <text:p>ID_variável</text:p>
          </table:table-cell>
          <table:table-cell office:value-type="string" table:style-name="ce11">
            <text:p>Descrição da variável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8">
            <text:p>3</text:p>
          </table:table-cell>
          <table:table-cell office:value-type="string" table:style-name="ce19">
            <text:p>ESTRATO</text:p>
          </table:table-cell>
          <table:table-cell office:value-type="string" table:style-name="ce20">
            <text:p>Estrato amostral</text:p>
          </table:table-cell>
          <table:table-cell office:value-type="string" table:style-name="ce20">
            <text:p>Numérico</text:p>
          </table:table-cell>
          <table:table-cell table:style-name="ce20"/>
          <table:table-cell table:number-columns-repeated="16379" table:style-name="ce21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COLETA</text:p>
          </table:table-cell>
          <table:table-cell office:value-type="string" table:style-name="ce6">
            <text:p>TIPO DE COLET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ATI"</text:p>
            <text:p>2 = "PRESENCIAL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DIRETOR</text:p>
          </table:table-cell>
          <table:table-cell office:value-type="string" table:style-name="ce16">
            <text:p>É possível falar com o direto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2 = "Não tem diretor na escol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RESPONSAVEL</text:p>
          </table:table-cell>
          <table:table-cell office:value-type="string" table:style-name="ce6">
            <text:p>O sr(a) é a pessoa que mais conhece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3">
          <table:table-cell office:value-type="string" table:number-columns-spanned="5" table:number-rows-spanned="1" table:style-name="ce25">
            <text:p>MODULO A - PERFIL</text:p>
          </table:table-cell>
          <table:covered-table-cell table:number-columns-repeated="4"/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A</text:p>
          </table:table-cell>
          <table:table-cell office:value-type="string" table:style-name="ce6">
            <text:p>Qual a função que o(a) sr(a) exerce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Diretor(a) da escola</text:p>
            <text:p>2 = Vice-Diretor(a) da escola</text:p>
            <text:p>3 = Professor(a) da escola</text:p>
            <text:p>4 = Coordenador (a) da escola</text:p>
            <text:p>5 = Supervisor(a) de ensino</text:p>
            <text:p>6 = Gerente regional de ensino</text:p>
            <text:p>7 = Diretor(a) regional de ensino</text:p>
            <text:p>8 = Delegado(a) de ensino</text:p>
            <text:p>9 = Secretário(a) de educação</text:p>
            <text:p>10 = Outro. Qual?</text:p>
            <text:p>99 = Não se aplica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Feminino</text:p>
            <text:p>2 = Masculino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A sua cor ou raça é: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Branca"</text:p>
            <text:p>2="Preta"</text:p>
            <text:p>3="Parda"</text:p>
            <text:p>4="Amarelaa"</text:p>
            <text:p>5="Indígena"</text:p>
            <text:p>98=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L</text:p>
          </table:table-cell>
          <table:table-cell office:value-type="string" table:style-name="ce6">
            <text:p>Concluiu o ensino médio <text:s/>(antigo 2º grau)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M</text:p>
          </table:table-cell>
          <table:table-cell office:value-type="string" table:style-name="ce6">
            <text:p>Concluiu o ensino Superior, por exemplo, faculdade de pedagogia, letras, matemática, et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N</text:p>
          </table:table-cell>
          <table:table-cell office:value-type="string" table:style-name="ce6">
            <text:p>Concluiu curso de especializ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</text:p>
          </table:table-cell>
          <table:table-cell office:value-type="string" table:style-name="ce6">
            <text:p>O(A) Sr(a)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Quando o(a) Sr(a)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"Mais de 12 mese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O(A) sr(a) usou a Internet pelo telefone celular nos últimos 3 mes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string" table:number-columns-spanned="5" table:number-rows-spanned="1" table:style-name="ce25">
            <text:p>MODULO B - INFORMACOES ADMINISTRATIVAS DA ESCOLA</text:p>
          </table:table-cell>
          <table:covered-table-cell table:number-columns-repeated="4"/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8_A</text:p>
          </table:table-cell>
          <table:table-cell office:value-type="string" table:style-name="ce6">
            <text:p>Esta escola trabalha com turmas multisseriad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8_B</text:p>
          </table:table-cell>
          <table:table-cell office:value-type="string" table:style-name="ce6">
            <text:p>Esta escola trabalha com turmas seriad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9_A</text:p>
          </table:table-cell>
          <table:table-cell office:value-type="string" table:style-name="ce6">
            <text:p>Quantidade de turmas multis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9_B</text:p>
          </table:table-cell>
          <table:table-cell office:value-type="string" table:style-name="ce6">
            <text:p>Quantidade de turmas 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9A_A</text:p>
          </table:table-cell>
          <table:table-cell office:value-type="string" table:style-name="ce6">
            <text:p>Número de alunos nas turmas multis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9A_B</text:p>
          </table:table-cell>
          <table:table-cell office:value-type="string" table:style-name="ce6">
            <text:p>Número de alunos nas turmas 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10_1</text:p>
          </table:table-cell>
          <table:table-cell office:value-type="string" table:style-name="ce6">
            <text:p>Não há nenhuma separação de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2</text:p>
          </table:table-cell>
          <table:table-cell office:value-type="string" table:style-name="ce6">
            <text:p>As turmas são separadas por idade dos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3</text:p>
          </table:table-cell>
          <table:table-cell office:value-type="string" table:style-name="ce6">
            <text:p>As turmas são separadas por séries próxi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4</text:p>
          </table:table-cell>
          <table:table-cell office:value-type="string" table:style-name="ce16">
            <text:p>As turmas são separadas por outro critér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0_CRITERIO</text:p>
          </table:table-cell>
          <table:table-cell office:value-type="string" table:style-name="ce6">
            <text:p>Critério para separar as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GERAR CODIGOS&gt;</text:p>
            <text:p>99999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5</text:p>
          </table:table-cell>
          <table:table-cell office:value-type="string" table:style-name="ce14">
            <text:p>Não sabe<text:s/>se há critério para separação das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6</text:p>
          </table:table-cell>
          <table:table-cell office:value-type="string" table:style-name="ce14">
            <text:p>Não respondeu<text:s/>se há critério para separação das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1A_A</text:p>
          </table:table-cell>
          <table:table-cell office:value-type="string" table:style-name="ce14">
            <text:p>Atualmente, há alunos nesta escola na Educação Infanti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1A_B</text:p>
          </table:table-cell>
          <table:table-cell office:value-type="string" table:style-name="ce14">
            <text:p>Atualmente, há alunos nesta escola no Ensino Fundamental 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1A_C</text:p>
          </table:table-cell>
          <table:table-cell office:value-type="string" table:style-name="ce14">
            <text:p>Atualmente, há alunos nesta escola no Ensino Fundamental I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1A_D</text:p>
          </table:table-cell>
          <table:table-cell office:value-type="string" table:style-name="ce14">
            <text:p>Atualmente, há alunos nesta escola no Ensino Méd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1A_OUTRO</text:p>
          </table:table-cell>
          <table:table-cell office:value-type="string" table:style-name="ce14">
            <text:p>Atualmente, há alunos nesta escola em outro nível ou modalidade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4</text:p>
          </table:table-cell>
          <table:table-cell office:value-type="string" table:style-name="ce6">
            <text:p>Quantidade de professores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5_1</text:p>
          </table:table-cell>
          <table:table-cell office:value-type="string" table:style-name="ce6">
            <text:p>A escola funciona no período da manhã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5_2</text:p>
          </table:table-cell>
          <table:table-cell office:value-type="string" table:style-name="ce6">
            <text:p>A escola funciona no período da tar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5_3</text:p>
          </table:table-cell>
          <table:table-cell office:value-type="string" table:style-name="ce6">
            <text:p>A escola funciona no período da no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5_4</text:p>
          </table:table-cell>
          <table:table-cell office:value-type="string" table:style-name="ce6">
            <text:p>A escola funciona no período NÃO SABE?</text:p>
          </table:table-cell>
          <table:table-cell office:value-type="string" table:style-name="ce6">
            <text:p>Numérico</text:p>
          </table:table-cell>
          <table:table-cell office:value-type="string" table:style-name="ce13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5_5</text:p>
          </table:table-cell>
          <table:table-cell office:value-type="string" table:style-name="ce6">
            <text:p>A escola funciona no período NÃO RESPONDEU?</text:p>
          </table:table-cell>
          <table:table-cell office:value-type="string" table:style-name="ce6">
            <text:p>Numérico</text:p>
          </table:table-cell>
          <table:table-cell office:value-type="string" table:style-name="ce13">
            <text:p>0 = "Não"</text:p>
            <text:p>1 = "Sim"</text:p>
          </table:table-cell>
          <table:table-cell table:number-columns-repeated="16379" table:style-name="ce8"/>
        </table:table-row>
        <table:table-row table:style-name="ro3">
          <table:table-cell office:value-type="string" table:number-columns-spanned="5" table:number-rows-spanned="1" table:style-name="ce25">
            <text:p>MODULO C - INFRAESTRUTURA DAS TICS NA ESCOLA</text:p>
          </table:table-cell>
          <table:covered-table-cell table:number-columns-repeated="4"/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A escola possui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A escola possui computador portátil /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A escola possui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Quantos computadores de mesa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Quantos computadores portáteis/ notebook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Quantos tablet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8_A</text:p>
          </table:table-cell>
          <table:table-cell office:value-type="string" table:style-name="ce6">
            <text:p>Quantos computadores de mesa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8_B</text:p>
          </table:table-cell>
          <table:table-cell office:value-type="string" table:style-name="ce6">
            <text:p>Quantos computadores portáteis/ notebook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8_C</text:p>
          </table:table-cell>
          <table:table-cell office:value-type="string" table:style-name="ce6">
            <text:p>Quantos tablet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6" table:style-name="ce7">
            <text:p>6</text:p>
          </table:table-cell>
          <table:table-cell office:value-type="string" table:style-name="ce6">
            <text:p>P16_AGREG</text:p>
          </table:table-cell>
          <table:table-cell office:value-type="string" table:style-name="ce6">
            <text:p>Posse de Computad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 possui computador"</text:p>
            <text:p>1 = "Possui computador"</text:p>
            <text:p>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7_SOMA</text:p>
          </table:table-cell>
          <table:table-cell office:value-type="string" table:style-name="ce6">
            <text:p>Soma de computadores em funcionamen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soma de computadores quantidade&gt;</text:p>
            <text:p>9999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6" table:style-name="ce7">
            <text:p>6</text:p>
          </table:table-cell>
          <table:table-cell office:value-type="string" table:style-name="ce6">
            <text:p>P17_AGREG</text:p>
          </table:table-cell>
          <table:table-cell office:value-type="string" table:style-name="ce6">
            <text:p>Computadores em funcionamen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Soma de computadores igual a zero"</text:p>
            <text:p>1 = "Soma de computadores diferente de zero (possui computadores)"</text:p>
            <text:p>9999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a</text:p>
          </table:table-cell>
          <table:table-cell office:value-type="string" table:style-name="ce6">
            <text:p>Esta escola tem acesso à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A</text:p>
          </table:table-cell>
          <table:table-cell office:value-type="string" table:style-name="ce6">
            <text:p>E qual o equipamento utilizado para acessar a Internet nesta escola? - Computador pessoal, seu ou de outros funcionário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B</text:p>
          </table:table-cell>
          <table:table-cell office:value-type="string" table:style-name="ce6">
            <text:p>E qual o equipamento utilizado para acessar a Internet nesta escola? - Celula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C</text:p>
          </table:table-cell>
          <table:table-cell office:value-type="string" table:style-name="ce6">
            <text:p>E qual o equipamento utilizado para acessar a Internet nesta escola? - Televis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D</text:p>
          </table:table-cell>
          <table:table-cell office:value-type="string" table:style-name="ce6">
            <text:p>E qual o equipamento utilizado para acessar a Internet nesta escola? - Lousa digit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E</text:p>
          </table:table-cell>
          <table:table-cell office:value-type="string" table:style-name="ce6">
            <text:p>E qual o equipamento utilizado para acessar a Internet nesta escola? - Projetor acoplado a computad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F</text:p>
          </table:table-cell>
          <table:table-cell office:value-type="string" table:style-name="ce6">
            <text:p>E qual o equipamento utilizado para acessar a Internet nesta escola? - Computador da escola, que não está funcionando no momen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OUTRO</text:p>
          </table:table-cell>
          <table:table-cell office:value-type="string" table:style-name="ce6">
            <text:p>E qual o equipamento utilizado para acessar a Internet nesta escola? - OUTR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8_SOMA</text:p>
          </table:table-cell>
          <table:table-cell office:value-type="string" table:style-name="ce6">
            <text:p>Soma de computadores co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soma de computadores quantidade&gt;</text:p>
            <text:p>9999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6" table:style-name="ce7">
            <text:p>6</text:p>
          </table:table-cell>
          <table:table-cell office:value-type="string" table:style-name="ce6">
            <text:p>P18_AGREG</text:p>
          </table:table-cell>
          <table:table-cell office:value-type="string" table:style-name="ce6">
            <text:p>Computadores co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Soma de computadores igual a zero"</text:p>
            <text:p>1 = "Soma de computadores diferente de zero (possui computadores)"</text:p>
            <text:p>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9_A</text:p>
          </table:table-cell>
          <table:table-cell office:value-type="string" table:style-name="ce6">
            <text:p>Quantos computadores de mesa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9_B</text:p>
          </table:table-cell>
          <table:table-cell office:value-type="string" table:style-name="ce6">
            <text:p>Quantos computadores portáteis / notebook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9_C</text:p>
          </table:table-cell>
          <table:table-cell office:value-type="string" table:style-name="ce6">
            <text:p>Quantos tablet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9_SOMA</text:p>
          </table:table-cell>
          <table:table-cell office:value-type="string" table:style-name="ce6">
            <text:p>Soma de computadores disponíveis para o uso dos alunos para a realização de atividades educaciona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soma de computadores quantidade&gt;</text:p>
            <text:p>9999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A</text:p>
          </table:table-cell>
          <table:table-cell office:value-type="string" table:style-name="ce6">
            <text:p>Por quais motivos a escola não tem acesso à Internet? Por falta de necessidade de uso da Internet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B</text:p>
          </table:table-cell>
          <table:table-cell office:value-type="string" table:style-name="ce6">
            <text:p>Por quais motivos a escola não tem acesso à Internet? Pelo alto custo de conexã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C</text:p>
          </table:table-cell>
          <table:table-cell office:value-type="string" table:style-name="ce6">
            <text:p>Por quais motivos a escola não tem acesso à Internet? Por falta de infraestrutura de acesso à Internet na 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D</text:p>
          </table:table-cell>
          <table:table-cell office:value-type="string" table:style-name="ce6">
            <text:p>Por quais motivos a escola não tem acesso à Internet? Porque o custo-benefício do uso da Internet não compens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E</text:p>
          </table:table-cell>
          <table:table-cell office:value-type="string" table:style-name="ce6">
            <text:p>Por quais motivos a escola não tem acesso à Internet? <text:s/>Porque os funcionários da escola têm pouca habilidade no uso d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F</text:p>
          </table:table-cell>
          <table:table-cell office:value-type="string" table:style-name="ce6">
            <text:p>Por quais motivos a escola não tem acesso à Internet? Por falta de interesse da escola em usar 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G</text:p>
          </table:table-cell>
          <table:table-cell office:value-type="string" table:style-name="ce6">
            <text:p>Por quais motivos a escola não tem acesso à Internet? Porque os funcionários da escola têm preocupação com segurança ou privac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H</text:p>
          </table:table-cell>
          <table:table-cell office:value-type="string" table:style-name="ce6">
            <text:p>Por quais motivos a escola não tem acesso à Internet? Por ausência de energia elétrica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I</text:p>
          </table:table-cell>
          <table:table-cell office:value-type="string" table:style-name="ce6">
            <text:p>Por quais motivos a escola não tem acesso à Internet? Porque a energia elétrica na escola é intermitente (não sustenta muitos equipamentos ao mesmo tempo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20D_OUTRO</text:p>
          </table:table-cell>
          <table:table-cell office:value-type="string" table:style-name="ce6">
            <text:p>Por quais motivos a escola não tem acesso à Internet? Outros.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a</text:p>
          </table:table-cell>
          <table:table-cell office:value-type="string" table:style-name="ce6">
            <text:p>A escola utilizou celulares para a realização de atividades administrativas nos últimos 12 meses?<text:s/>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b_A</text:p>
          </table:table-cell>
          <table:table-cell office:value-type="string" table:style-name="ce6">
            <text:p>Estes celulares eram de propriedade da escola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b_B</text:p>
          </table:table-cell>
          <table:table-cell office:value-type="string" table:style-name="ce6">
            <text:p>Estes celulares eram Pessoais, mas cujos créditos ou planos foram custeados pela escola,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b_C</text:p>
          </table:table-cell>
          <table:table-cell office:value-type="string" table:style-name="ce6">
            <text:p>Estes celulares eram Pessoais, não custeados pela escola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A</text:p>
          </table:table-cell>
          <table:table-cell office:value-type="string" table:style-name="ce6">
            <text:p>Enviar mensagens de texto SMS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B</text:p>
          </table:table-cell>
          <table:table-cell office:value-type="string" table:style-name="ce6">
            <text:p>Enviar mensagem por aplicativos, como por exemplo, Whatsapp [U Á T I Z Á P I] ou Skype ["ISCÁIPE"]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C</text:p>
          </table:table-cell>
          <table:table-cell office:value-type="string" table:style-name="ce6">
            <text:p>Acessar páginas ou sites da Internet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D</text:p>
          </table:table-cell>
          <table:table-cell office:value-type="string" table:style-name="ce6">
            <text:p>Enviar e-mails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E</text:p>
          </table:table-cell>
          <table:table-cell office:value-type="string" table:style-name="ce6">
            <text:p>Comunicar-se com os pais dos alunos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F</text:p>
          </table:table-cell>
          <table:table-cell office:value-type="string" table:style-name="ce6">
            <text:p>Comunicar-se com a Secretaria de Educação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G</text:p>
          </table:table-cell>
          <table:table-cell office:value-type="string" table:style-name="ce6">
            <text:p>Acessar redes sociais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H</text:p>
          </table:table-cell>
          <table:table-cell office:value-type="string" table:style-name="ce6">
            <text:p>Acessar programas de gestão escolar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2</text:p>
          </table:table-cell>
          <table:table-cell office:value-type="string" table:style-name="ce6">
            <text:p>A escola participa do PROINF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12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3</text:p>
          </table:table-cell>
          <table:table-cell office:value-type="string" table:style-name="ce6">
            <text:p>A escola participa do GESA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12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4</text:p>
          </table:table-cell>
          <table:table-cell office:value-type="string" table:style-name="ce6">
            <text:p>A escola participa do Programa Banda Larga n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5</text:p>
          </table:table-cell>
          <table:table-cell office:value-type="string" table:style-name="ce6">
            <text:p>A escola participa de algum programa de empresa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6</text:p>
          </table:table-cell>
          <table:table-cell office:value-type="string" table:style-name="ce6">
            <text:p>A escola participa de algum programa de ONG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12</text:p>
          </table:table-cell>
          <table:table-cell office:value-type="string" table:style-name="ce6">
            <text:p>A escola participa Do PDDE(Programa Dinheiro Direto na Escol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13</text:p>
          </table:table-cell>
          <table:table-cell office:value-type="string" table:style-name="ce6">
            <text:p>A escola participa DO Programa de Inovação Educação Conect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1_OUTRO</text:p>
          </table:table-cell>
          <table:table-cell office:value-type="string" table:style-name="ce6">
            <text:p>A escola participa De algum outro programa que disponibiliza computadores ou acesso à Internet. 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A</text:p>
          </table:table-cell>
          <table:table-cell office:value-type="string" table:style-name="ce6">
            <text:p>O professor da escol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B</text:p>
          </table:table-cell>
          <table:table-cell office:value-type="string" table:style-name="ce6">
            <text:p>O professor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C</text:p>
          </table:table-cell>
          <table:table-cell office:value-type="string" table:style-name="ce6">
            <text:p>O monitor ou técnico no laboratório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D</text:p>
          </table:table-cell>
          <table:table-cell office:value-type="string" table:style-name="ce6">
            <text:p>O coordenador pedagógico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E</text:p>
          </table:table-cell>
          <table:table-cell office:value-type="string" table:style-name="ce6">
            <text:p>Prestadores de serviço contratados pela escol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F</text:p>
          </table:table-cell>
          <table:table-cell office:value-type="string" table:style-name="ce6">
            <text:p>Prestadores de serviço contratados pela secretaria de educação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G</text:p>
          </table:table-cell>
          <table:table-cell office:value-type="string" table:style-name="ce6">
            <text:p>Voluntári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H</text:p>
          </table:table-cell>
          <table:table-cell office:value-type="string" table:style-name="ce6">
            <text:p>Prestadores de serviço contratados pela prefeitur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2_OUTRO</text:p>
          </table:table-cell>
          <table:table-cell office:value-type="string" table:style-name="ce6">
            <text:p>Outr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22_I</text:p>
          </table:table-cell>
          <table:table-cell office:value-type="string" table:style-name="ce17">
            <text:p>Ninguém se responsabiliza pela manutenção dos equipament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</text:p>
          </table:table-cell>
          <table:table-cell office:value-type="string" table:style-name="ce6">
            <text:p>Nos últimos 12 meses, a escola precisou solicitar serviços de reparo e manutenção de computadores para 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5">
          <table:table-cell office:value-type="float" office:value="2" table:style-name="ce7">
            <text:p>2</text:p>
          </table:table-cell>
          <table:table-cell office:value-type="string" table:style-name="ce6">
            <text:p>P24</text:p>
          </table:table-cell>
          <table:table-cell office:value-type="string" table:style-name="ce6">
            <text:p>Nessa escola, qual o principal tipo de conexão utilizado para aces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exão discada, que deixa a linha de telefone ocupada durante o uso"</text:p>
            <text:p>2 = "Conexão DSL, via linha telefônica, que não deixa a linha ocupada durante o uso"</text:p>
            <text:p>3 = "Conexão via cabo"</text:p>
            <text:p>4 = "Conexão via Rádio"</text:p>
            <text:p>5 = "Conexão Satélite"</text:p>
            <text:p>6 = "Modem 3G ou 4G"</text:p>
            <text:p>7 = "Conexão via fibra ótic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25</text:p>
          </table:table-cell>
          <table:table-cell office:value-type="string" table:style-name="ce6">
            <text:p>E qual é a velocidade da principal conexão à Internet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256 Kbps"</text:p>
            <text:p>2 = "De 257 Kbps até 999 Kbps"</text:p>
            <text:p>3 = "1 Mega"</text:p>
            <text:p>4 = "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6</text:p>
          </table:table-cell>
          <table:table-cell office:value-type="string" table:style-name="ce13">
            <text:p>Como o(a) Sr(a) avalia a qualidade da Internet nesta escola? O(A) sr(a) diria que é ótima, boa, regular, ruim ou péssima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1 = "Ótima"</text:p>
            <text:p>2 = "Boa"</text:p>
            <text:p>3 = "Regular"</text:p>
            <text:p>4 ="Ruim"</text:p>
            <text:p>5 = "Péssim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</text:p>
          </table:table-cell>
          <table:table-cell office:value-type="string" table:style-name="ce6">
            <text:p>A escola tem Wi-Fi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27a_A</text:p>
          </table:table-cell>
          <table:table-cell office:value-type="string" table:style-name="ce6">
            <text:p>E o Wi-Fi desta escola é:<text:s/>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1 = De uso livre para todos, inclusive para os alunos</text:p>
            <text:p>2 = De uso restrito/com senha e os alunos NÃO podem acessá-la</text:p>
            <text:p>3 = De uso restrito/com senha, mas alunos podem acessá-la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b</text:p>
          </table:table-cell>
          <table:table-cell office:value-type="string" table:style-name="ce6">
            <text:p>Os computadores e a Internet da escola podem ser utilizados pelas pessoas que moram perto da escola e/ou pelos familiares dos alunos?<text:s/>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28_A</text:p>
          </table:table-cell>
          <table:table-cell office:value-type="string" table:style-name="ce6">
            <text:p>Essa escola possui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8_B</text:p>
          </table:table-cell>
          <table:table-cell office:value-type="string" table:style-name="ce6">
            <text:p>Essa escola possui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8_C</text:p>
          </table:table-cell>
          <table:table-cell office:value-type="string" table:style-name="ce6">
            <text:p>Essa escola possui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8_D</text:p>
          </table:table-cell>
          <table:table-cell office:value-type="string" table:style-name="ce6">
            <text:p>Essa escola possui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28_E</text:p>
          </table:table-cell>
          <table:table-cell office:value-type="string" table:style-name="ce6">
            <text:p>Essa escola possui Sala do(a) coordenador(a) pedagógico(a) ou do Diretor(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A</text:p>
          </table:table-cell>
          <table:table-cell office:value-type="string" table:style-name="ce6">
            <text:p>Existe computador de mesa instalado no (a) <text:s/>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B</text:p>
          </table:table-cell>
          <table:table-cell office:value-type="string" table:style-name="ce6">
            <text:p>Existe computador de mesa instalado no (a) <text:s/>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C</text:p>
          </table:table-cell>
          <table:table-cell office:value-type="string" table:style-name="ce6">
            <text:p>Existe computador de mesa instalado no (a) <text:s/>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D</text:p>
          </table:table-cell>
          <table:table-cell office:value-type="string" table:style-name="ce6">
            <text:p>Existe computador de mesa instalado no (a) <text:s/>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E</text:p>
          </table:table-cell>
          <table:table-cell office:value-type="string" table:style-name="ce6">
            <text:p>Existe computador de mesa instalado no (a) <text:s/>Sala do(a) coordenador(a) pedagógico(a) ou do Diretor(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Uso de computador portátil notebook e tablet <text:s/>no (a) <text:s/>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Uso de computador portátil notebook e tablet <text:s/>no (a) <text:s/>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Uso de computador portátil notebook e tablet <text:s/>no (a) <text:s/>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D</text:p>
          </table:table-cell>
          <table:table-cell office:value-type="string" table:style-name="ce6">
            <text:p>Uso de computador portátil notebook e tablet <text:s/>no (a) <text:s/>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E</text:p>
          </table:table-cell>
          <table:table-cell office:value-type="string" table:style-name="ce6">
            <text:p>Uso de computador portátil notebook e tablet <text:s/>no (a) <text:s/>Sala do(a) coordenador(a) pedagógico(a) ou do Diretor(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_A</text:p>
          </table:table-cell>
          <table:table-cell office:value-type="string" table:style-name="ce6">
            <text:p>Existe acesso à Internet <text:s text:c="2"/>no (a) <text:s/>laboratório de informática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_B</text:p>
          </table:table-cell>
          <table:table-cell office:value-type="string" table:style-name="ce6">
            <text:p>Existe acesso à Internet <text:s text:c="2"/>no (a) <text:s/>biblioteca ou sala de estudos para os alunos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_C</text:p>
          </table:table-cell>
          <table:table-cell office:value-type="string" table:style-name="ce6">
            <text:p>Existe acesso à Internet <text:s text:c="2"/>no (a) <text:s/>Sala de aula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_D</text:p>
          </table:table-cell>
          <table:table-cell office:value-type="string" table:style-name="ce6">
            <text:p>Existe acesso à Internet <text:s text:c="2"/>no (a) <text:s/>Sala dos professores ou sala de reunião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_E</text:p>
          </table:table-cell>
          <table:table-cell office:value-type="string" table:style-name="ce6">
            <text:p>Existe acesso à Internet <text:s text:c="2"/>no (a) <text:s/>Sala do(a) coordenador(a) pedagógico(a) ou do Diretor(a)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</text:p>
          </table:table-cell>
          <table:table-cell office:value-type="string" table:style-name="ce6">
            <text:p>Os professores trazem para a escola o próprio tablet ou computador portátil para desenvolver atividades pedagógica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1B_A</text:p>
          </table:table-cell>
          <table:table-cell office:value-type="string" table:style-name="ce6">
            <text:p>Nesta escola, os alunos podem utilizar o celular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1B_B</text:p>
          </table:table-cell>
          <table:table-cell office:value-type="string" table:style-name="ce6">
            <text:p>Nesta escola, os alunos podem utilizar o celular Fora da sala de aula, em outros espaço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32</text:p>
          </table:table-cell>
          <table:table-cell office:value-type="string" table:style-name="ce15">
            <text:p>Quantos computadores de mesa estão funcionand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ODIGOS GERADOS&gt;</text:p>
            <text:p>0 = 'Nenhum"</text:p>
            <text:p>999997 = "Não sabe"</text:p>
            <text:p>999998 = "Não respondeu"</text:p>
            <text:p>999999 = "Não se aplica"</text:p>
          </table:table-cell>
          <table:table-cell table:number-columns-repeated="16379" table:style-name="ce8"/>
        </table:table-row>
        <table:table-row table:style-name="ro19">
          <table:table-cell office:value-type="string" table:number-columns-spanned="5" table:number-rows-spanned="1" table:style-name="ce25">
            <text:p>MODULO D - USO DA INTERNET NA ESCOLA</text:p>
          </table:table-cell>
          <table:covered-table-cell table:number-columns-repeated="4"/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2A_A</text:p>
          </table:table-cell>
          <table:table-cell office:value-type="string" table:style-name="ce6">
            <text:p>O projeto político pedagógico dess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2A_B</text:p>
          </table:table-cell>
          <table:table-cell office:value-type="string" table:style-name="ce6">
            <text:p>O projeto político pedagógico dess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C</text:p>
          </table:table-cell>
          <table:table-cell office:value-type="string" table:style-name="ce13">
            <text:p>Nos últimos 12 meses, os professores da sua escola participaram de algum programa de formação para o uso de computador e Internet para realizar atividades com os alunos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A</text:p>
          </table:table-cell>
          <table:table-cell office:value-type="string" table:style-name="ce13">
            <text:p>Pela própri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B</text:p>
          </table:table-cell>
          <table:table-cell office:value-type="string" table:style-name="ce13">
            <text:p>Pelo governo feder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C</text:p>
          </table:table-cell>
          <table:table-cell office:value-type="string" table:style-name="ce13">
            <text:p>Pelo governo estadu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D</text:p>
          </table:table-cell>
          <table:table-cell office:value-type="string" table:style-name="ce13">
            <text:p>Pelo governo municipal/Prefeitur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E</text:p>
          </table:table-cell>
          <table:table-cell office:value-type="string" table:style-name="ce13">
            <text:p>Pela iniciativa priv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F</text:p>
          </table:table-cell>
          <table:table-cell office:value-type="string" table:style-name="ce13">
            <text:p>Por uma organização não governamental - ONG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A1_OUTRO</text:p>
          </table:table-cell>
          <table:table-cell office:value-type="string" table:style-name="ce13">
            <text:p>Outr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A</text:p>
          </table:table-cell>
          <table:table-cell office:value-type="string" table:style-name="ce13">
            <text:p>Nos últimos 12 meses, esta escola realizou algum curso, debate ou palestra sobre Diretrizes curriculares para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B</text:p>
          </table:table-cell>
          <table:table-cell office:value-type="string" table:style-name="ce13">
            <text:p>Nos últimos 12 meses, esta escola realizou algum curso, debate ou palestra sobre Programas de computador ou aplicativos de criação de conteúdos educacionais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C</text:p>
          </table:table-cell>
          <table:table-cell office:value-type="string" table:style-name="ce13">
            <text:p>Nos últimos 12 meses, esta escola realizou algum curso, debate ou palestra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D</text:p>
          </table:table-cell>
          <table:table-cell office:value-type="string" table:style-name="ce13">
            <text:p>Nos últimos 12 meses, esta escola realizou algum curso, debate ou palestra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E</text:p>
          </table:table-cell>
          <table:table-cell office:value-type="string" table:style-name="ce13">
            <text:p>Nos últimos 12 meses, esta escola realizou algum curso, debate ou palestra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F</text:p>
          </table:table-cell>
          <table:table-cell office:value-type="string" table:style-name="ce13">
            <text:p>Nos últimos 12 meses, esta escola realizou algum curso, debate ou palestra sobre Divulgação de dados dos alunos e da escola na Internet, como por exemplo fotos, vídeos, textos ou dados pesso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D_G</text:p>
          </table:table-cell>
          <table:table-cell office:value-type="string" table:style-name="ce13">
            <text:p>Nos últimos 12 meses, esta escola realizou algum curso, debate ou palestra sobre Uso seguro d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E_A</text:p>
          </table:table-cell>
          <table:table-cell office:value-type="string" table:style-name="ce13">
            <text:p>Você concorda, não concorda nem discorda ou discorda que Os professore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E_B</text:p>
          </table:table-cell>
          <table:table-cell office:value-type="string" table:style-name="ce13">
            <text:p>Você concorda, não concorda nem discorda ou discorda que Os professores dessa escola sabem como usar a Internet nas atividades de ensino e aprendizagem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E_C</text:p>
          </table:table-cell>
          <table:table-cell office:value-type="string" table:style-name="ce13">
            <text:p>Você concorda, não concorda nem discorda ou discorda que Os aluno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33b</text:p>
          </table:table-cell>
          <table:table-cell office:value-type="string" table:style-name="ce13">
            <text:p>Os professores levam os alunos da escola para outros lugares, como um telecentro ou outra escola, para utilizar computadores e Internet nas aulas?</text:p>
          </table:table-cell>
          <table:table-cell office:value-type="string" table:style-name="ce13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1</text:p>
          </table:table-cell>
          <table:table-cell office:value-type="string" table:style-name="ce6">
            <text:p>As seguintes medidas são adotadas em sua escola com relação ao uso do computador e da Internet? <text:s/>Uso de senha para acesso dos alunos aos computad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2</text:p>
          </table:table-cell>
          <table:table-cell office:value-type="string" table:style-name="ce6">
            <text:p>As seguintes medidas são adotadas em sua escola com relação ao uso do computador e da Internet? Restrição ao número de horas que um aluno pode usar o computad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3</text:p>
          </table:table-cell>
          <table:table-cell office:value-type="string" table:style-name="ce6">
            <text:p>As seguintes medidas são adotadas em sua escola com relação ao uso do computador e da Internet? <text:s/>Permissão para que os alunos utilizem os computadores fora de seu horário de au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4</text:p>
          </table:table-cell>
          <table:table-cell office:value-type="string" table:style-name="ce6">
            <text:p>As seguintes medidas são adotadas em sua escola com relação ao uso do computador e da Internet? <text:s/>Permissão para que os alunos utilizem os computadores fora do horário de funcionamento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5</text:p>
          </table:table-cell>
          <table:table-cell office:value-type="string" table:style-name="ce6">
            <text:p>As seguintes medidas são adotadas em sua escola com relação ao uso do computador e da Internet? <text:s/>Proibição de acesso a sites com conteúdo adul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6</text:p>
          </table:table-cell>
          <table:table-cell office:value-type="string" table:style-name="ce6">
            <text:p>As seguintes medidas são adotadas em sua escola com relação ao uso do computador e da Internet? <text:s/>Restrição a jogos eletrônicos nos computadore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7</text:p>
          </table:table-cell>
          <table:table-cell office:value-type="string" table:style-name="ce6">
            <text:p>As seguintes medidas são adotadas em sua escola com relação ao uso do computador e da Internet? <text:s/>Restrição de acesso a sites de jogos eletrônic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8</text:p>
          </table:table-cell>
          <table:table-cell office:value-type="string" table:style-name="ce6">
            <text:p>As seguintes medidas são adotadas em sua escola com relação ao uso do computador e da Internet? <text:s/>Agendamento de horário para utilizar o computador, por profess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9</text:p>
          </table:table-cell>
          <table:table-cell office:value-type="string" table:style-name="ce6">
            <text:p>As seguintes medidas são adotadas em sua escola com relação ao uso do computador e da Internet? <text:s/>Proibição de acesso às redes socia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A</text:p>
          </table:table-cell>
          <table:table-cell office:value-type="string" table:style-name="ce6">
            <text:p>Considera prioritário Melhorar a infraestrutura básica da escola, como saneamento, rede elétrica ou rede de águ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B</text:p>
          </table:table-cell>
          <table:table-cell office:value-type="string" table:style-name="ce6">
            <text:p>Considera prioritário Ampliar o espaço físico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C</text:p>
          </table:table-cell>
          <table:table-cell office:value-type="string" table:style-name="ce6">
            <text:p>Considera prioritário Desenvolver programas de formação de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D</text:p>
          </table:table-cell>
          <table:table-cell office:value-type="string" table:style-name="ce6">
            <text:p>Considera prioritário Ampliar a oferta de material didático adequ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E</text:p>
          </table:table-cell>
          <table:table-cell office:value-type="string" table:style-name="ce6">
            <text:p>Considera prioritário Investir em segurança geral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F</text:p>
          </table:table-cell>
          <table:table-cell office:value-type="string" table:style-name="ce6">
            <text:p>Considera prioritário Garantir a manutenção de equipament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G</text:p>
          </table:table-cell>
          <table:table-cell office:value-type="string" table:style-name="ce6">
            <text:p>Considera prioritário Melhorar as formas de transporte e deslocamento de professores e alunos para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H</text:p>
          </table:table-cell>
          <table:table-cell office:value-type="string" table:style-name="ce6">
            <text:p>Considera prioritário Melhorar as condições de infraestrutura para uso de computador e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B_OUTRO</text:p>
          </table:table-cell>
          <table:table-cell office:value-type="string" table:style-name="ce6">
            <text:p>Considera prioritário Out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1">
          <table:table-cell office:value-type="float" office:value="2" table:style-name="ce7">
            <text:p>2</text:p>
          </table:table-cell>
          <table:table-cell office:value-type="string" table:style-name="ce6">
            <text:p>P36C</text:p>
          </table:table-cell>
          <table:table-cell office:value-type="string" table:style-name="ce6">
            <text:p>Dentre essas, qual o(a) sr(a) considera a principal ação para melhorar as condições de funcionamento da escol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elhorar a infraestrutura básica da escola, como saneamento, rede elétrica ou rede de água"</text:p>
            <text:p>2 = "Ampliar o espaço físico da escola"</text:p>
            <text:p>3 = "Desenvolver programas de formação de professores"</text:p>
            <text:p>4 = "Ampliar a oferta de material didático adequado"</text:p>
            <text:p>5 = "Investir em segurança geral da escola"</text:p>
            <text:p>6 = "Garantir a manutenção de equipamentos"</text:p>
            <text:p>7 = "Melhorar as formas de transporte e deslocamento de professores e alunos para a escola"</text:p>
            <text:p>8 = "Melhorar as condições de infraestrutura para uso de computador e Internet na escola"</text:p>
            <text:p>9 = "Outra "</text:p>
            <text:p/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1</text:p>
          </table:table-cell>
          <table:table-cell office:value-type="string" table:style-name="ce6">
            <text:p>Considera prioritário Aumentar o número de computadores por alu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2</text:p>
          </table:table-cell>
          <table:table-cell office:value-type="string" table:style-name="ce6">
            <text:p>Considera prioritário Garantir a manutenção dos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3</text:p>
          </table:table-cell>
          <table:table-cell office:value-type="string" table:style-name="ce6">
            <text:p>Considera prioritário Aumentar o número de computadores conectados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4</text:p>
          </table:table-cell>
          <table:table-cell office:value-type="string" table:style-name="ce6">
            <text:p>Considera prioritário Aumentar a velocidade de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5</text:p>
          </table:table-cell>
          <table:table-cell office:value-type="string" table:style-name="ce6">
            <text:p>Considera prioritário Ampliar o número de espaços da escola com acesso à Internet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6</text:p>
          </table:table-cell>
          <table:table-cell office:value-type="string" table:style-name="ce6">
            <text:p>Considera prioritário Desenvolver novas práticas de ensino que envolvam o uso de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7</text:p>
          </table:table-cell>
          <table:table-cell office:value-type="string" table:style-name="ce6">
            <text:p>Considera prioritário Desenvolver programas de formação de professores para uso de computador e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OUTRA</text:p>
          </table:table-cell>
          <table:table-cell office:value-type="string" table:style-name="ce6">
            <text:p>Considera prioritário Outra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2">
          <table:table-cell office:value-type="float" office:value="2" table:style-name="ce7">
            <text:p>2</text:p>
          </table:table-cell>
          <table:table-cell office:value-type="string" table:style-name="ce6">
            <text:p>P36E</text:p>
          </table:table-cell>
          <table:table-cell office:value-type="string" table:style-name="ce6">
            <text:p>Dentre essas, qual o(a) sr(a) considera a principal ação para melhorar ou ampliar o uso da Internet nas prática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Garantir a manutenção dos computadores"</text:p>
            <text:p>3 = "Aumentar o número de computadores conectados à Internet"</text:p>
            <text:p>4 = "Aumentar a velocidade de acesso à Internet"</text:p>
            <text:p>5 = "Ampliar o número de espaços da escola com acesso à Internet para os alunos"</text:p>
            <text:p>6 = "Desenvolver novas práticas de ensino que envolvam o uso de computador e Internet"</text:p>
            <text:p>7 = "Desenvolver programas de formação de professores para uso de computador e Internet na escola"</text:p>
            <text:p>9 = "Outra"</text:p>
            <text:p/>
          </table:table-cell>
          <table:table-cell table:number-columns-repeated="16379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RENDA_PESSOAL</text:p>
          </table:table-cell>
          <table:table-cell office:value-type="string" table:style-name="ce6">
            <text:p>Renda pessoal no último mê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RENDA_FAMILIAR</text:p>
          </table:table-cell>
          <table:table-cell office:value-type="string" table:style-name="ce6">
            <text:p>Renda familiar no último mê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6">
            <text:p>DDD_EMP</text:p>
          </table:table-cell>
          <table:table-cell office:value-type="string" table:style-name="ce6">
            <text:p>DDD do telefone em que foi realizada a entrevista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TEL_EMP</text:p>
          </table:table-cell>
          <table:table-cell office:value-type="string" table:style-name="ce6">
            <text:p>Telefone de contato em que foi realizada a entrevista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376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8_-_Rurai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6:48:55Z</dc:date>
    <meta:print-date>2018-08-17T18:03:12Z</meta:print-date>
    <meta:user-defined meta:name="WorkbookGuid">69b1a701-4145-448e-94ab-41d8b1fa2635</meta:user-defined>
  </office:meta>
</office:document-meta>
</file>